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F" svg:font-family="" style:font-family-generic="roman"/>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3.0339in"/>
    </style:style>
    <style:style style:name="co3" style:family="table-column">
      <style:table-column-properties fo:break-before="auto" style:column-width="11.0902in"/>
    </style:style>
    <style:style style:name="ro1" style:family="table-row">
      <style:table-row-properties style:row-height="0.1638in" fo:break-before="auto" style:use-optimal-row-height="true"/>
    </style:style>
    <style:style style:name="ro2" style:family="table-row">
      <style:table-row-properties style:row-height="0.1807in" fo:break-before="auto" style:use-optimal-row-height="true"/>
    </style:style>
    <style:style style:name="ro3" style:family="table-row">
      <style:table-row-properties style:row-height="0.186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1689in" fo:break-before="auto" style:use-optimal-row-height="true"/>
    </style:style>
    <style:style style:name="ro6" style:family="table-row">
      <style:table-row-properties style:row-height="0.480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Times-Roman" fo:font-size="11pt" fo:language="en" fo:country="US" fo:font-style="normal" fo:text-shadow="none" style:text-underline-style="none" fo:font-weight="normal" style:text-underline-mode="continuous" style:text-overline-mode="continuous" style:text-line-through-mode="continuous" style:font-name-asian="Times-Roman"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font-name="Times-Roman" fo:font-size="9pt" fo:language="en" fo:country="US" style:font-name-asian="Times-Roman" style:font-size-asian="9pt" style:language-asian="en" style:country-asian="US" style:font-name-complex="Times-Roman" style:font-size-complex="5.09999990463257pt" style:language-complex="en" style:country-complex="US"/>
    </style:style>
    <style:style style:name="ce6" style:family="table-cell" style:parent-style-name="Default">
      <style:text-properties fo:color="#000000" style:text-outline="false" style:text-line-through-style="none" style:font-name="Times-Roman" fo:font-size="9pt" fo:language="en" fo:country="US" fo:font-style="normal" fo:text-shadow="none" style:text-underline-style="none" fo:font-weight="normal" style:text-underline-mode="continuous" style:text-overline-mode="continuous" style:text-line-through-mode="continuous" style:font-name-asian="Times-Roman"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text-outline="false" style:text-line-through-style="none" style:font-name="Helvetica" fo:font-size="7pt" fo:language="en" fo:country="US" fo:font-style="normal" fo:text-shadow="none" style:text-underline-style="none" fo:font-weight="normal" style:text-underline-mode="continuous" style:text-overline-mode="continuous" style:text-line-through-mode="continuous" style:font-name-asian="Helvetica" style:font-size-asian="7pt" style:language-asian="en" style:country-asian="US" style:font-style-asian="normal" style:font-weight-asian="normal" style:font-size-complex="3.95000004768372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9" style:family="table-cell" style:parent-style-name="Default">
      <style:text-properties fo:color="#000000" style:font-name="Times-Roman" fo:language="en" fo:country="US" style:font-name-asian="Times-Roman" style:language-asian="en" style:country-asian="US" style:font-name-complex="Times-Roman" style:font-size-complex="5.65000009536743pt" style:language-complex="en" style:country-complex="US"/>
    </style:style>
    <style:style style:name="ce10" style:family="table-cell" style:parent-style-name="Default">
      <style:text-properties fo:color="#000000" style:font-name="Times-Roman" fo:font-size="11pt" fo:language="en" fo:country="US" style:font-name-asian="Times-Roman" style:font-size-asian="11pt" style:language-asian="en" style:country-asian="US" style:font-name-complex="Times-Roman" style:font-size-complex="6.25pt" style:language-complex="en" style:country-complex="US"/>
    </style:style>
    <style:style style:name="ce11"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fo:font-size="20pt" fo:language="en" fo:country="US" fo:font-style="normal" fo:text-shadow="none" style:text-underline-style="none" fo:font-weight="normal" style:text-underline-mode="continuous" style:text-overline-mode="continuous" style:text-line-through-mode="continuous" style:font-size-asian="20pt" style:language-asian="en" style:country-asian="US" style:font-style-asian="normal" style:font-weight-asian="normal" style:font-size-complex="2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fo:font-size="7pt" fo:language="en" fo:country="US" fo:font-style="normal" fo:text-shadow="none" style:text-underline-style="none" fo:font-weight="normal" style:text-underline-mode="continuous" style:text-overline-mode="continuous" style:text-line-through-mode="continuous" style:font-size-asian="7pt" style:language-asian="en" style:country-asian="US" style:font-style-asian="normal" style:font-weight-asian="normal" style:font-size-complex="3.95000004768372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fo:color="#1a1818"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color="#1a1818" style:font-name="Helvetica" fo:font-size="8pt" fo:language="en" fo:country="US" fo:font-weight="bold" style:font-name-asian="Helvetica" style:font-size-asian="8pt" style:language-asian="en" style:country-asian="US" style:font-weight-asian="bold" style:font-name-complex="Helvetica" style:font-size-complex="4.55000019073486pt" style:language-complex="en" style:country-complex="US" style:font-weight-complex="bold"/>
    </style:style>
    <style:style style:name="ce17" style:family="table-cell" style:parent-style-name="Default">
      <style:text-properties fo:color="#1a1818" style:text-outline="false" style:text-line-through-style="none" style:font-name="Helvetica" fo:font-size="8pt" fo:language="en" fo:country="US" fo:font-style="normal" fo:text-shadow="none" style:text-underline-style="none" fo:font-weight="bold" style:text-underline-mode="continuous" style:text-overline-mode="continuous" style:text-line-through-mode="continuous" style:font-name-asian="Helvetica" style:font-size-asian="8pt" style:language-asian="en" style:country-asian="US" style:font-style-asian="normal" style:font-weight-asian="bold" style:font-size-complex="4.55000019073486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font-name="Times-Roman" fo:font-size="10pt" style:font-name-asian="Times-Roman" style:font-size-asian="10pt" style:font-name-complex="Times-Roman" style:font-size-complex="5.69999980926514pt"/>
    </style:style>
    <style:style style:name="T2" style:family="text">
      <style:text-properties fo:color="#000000" style:font-name="Symbol" fo:font-size="10pt" style:font-name-asian="Symbol" style:font-size-asian="10pt" style:font-name-complex="Symbol" style:font-size-complex="5.69999980926514pt"/>
    </style:style>
    <style:style style:name="T3" style:family="text">
      <style:text-properties style:text-position="super 58%"/>
    </style:style>
    <style:style style:name="T4" style:family="text">
      <style:text-properties fo:color="#000000" style:font-name="Times-Roman" fo:font-size="7.5pt" style:font-name-asian="Times-Roman" style:font-size-asian="7.5pt" style:font-name-complex="Times-Roman" style:font-size-complex="4.30000019073486pt"/>
    </style:style>
    <style:style style:name="T5" style:family="text">
      <style:text-properties fo:color="#000000" style:font-name="Times-Roman" fo:font-size="4.5pt" style:font-name-asian="Times-Roman" style:font-size-asian="4.5pt" style:font-name-complex="Times-Roman" style:font-size-complex="2.59999990463257pt"/>
    </style:style>
    <style:style style:name="T6" style:family="text">
      <style:text-properties fo:color="#000000" style:font-name="Helvetica" fo:font-size="7pt" style:font-name-asian="Helvetica" style:font-size-asian="7pt" style:font-name-complex="Helvetica" style:font-size-complex="4pt"/>
    </style:style>
    <style:style style:name="T7" style:family="text">
      <style:text-properties fo:color="#000000" style:font-name="Symbol" fo:font-size="7pt" style:font-name-asian="Symbol" style:font-size-asian="7pt" style:font-name-complex="Symbol" style:font-size-complex="4pt"/>
    </style:style>
    <style:style style:name="T8" style:family="text">
      <style:text-properties fo:color="#000000" style:font-name="Symbol" fo:font-size="7.5pt" style:font-name-asian="Symbol" style:font-size-asian="7.5pt" style:font-name-complex="Symbol" style:font-size-complex="4.30000019073486pt"/>
    </style:style>
    <style:style style:name="T9" style:family="text">
      <style:text-properties fo:color="#000000" style:font-name="Symbol" fo:font-size="11pt" style:font-name-asian="Symbol" style:font-size-asian="11pt" style:font-name-complex="Symbol" style:font-size-complex="6.30000019073486pt"/>
    </style:style>
    <style:style style:name="T10" style:family="text">
      <style:text-properties fo:color="#1a1818" style:font-name="Helvetica" fo:font-size="8pt" fo:font-weight="bold" style:font-name-asian="Helvetica" style:font-size-asian="8pt" style:font-weight-asian="bold" style:font-name-complex="Helvetica" style:font-size-complex="4.59999990463257pt" style:font-weight-complex="bold"/>
    </style:style>
    <style:style style:name="T11" style:family="text">
      <style:text-properties fo:color="#1a1818" style:font-name="Helvetica" fo:font-size="8pt" style:font-name-asian="Helvetica" style:font-size-asian="8pt" style:font-name-complex="Helvetica" style:font-size-complex="4.59999990463257pt"/>
    </style:style>
    <style:style style:name="T12" style:family="text">
      <style:text-properties fo:color="#1a1818" style:font-name="Helvetica" fo:font-size="6pt" style:font-name-asian="Helvetica" style:font-size-asian="6pt" style:font-name-complex="Helvetica" style:font-size-complex="3.40000009536743pt"/>
    </style:style>
  </office:automatic-styles>
  <office:body>
    <office:spreadsheet>
      <table:table table:name="Sheet4" table:style-name="ta1" table:print="false">
        <table:table-column table:style-name="co1" table:default-cell-style-name="Default"/>
        <table:table-row table:style-name="ro1">
          <table:table-cell/>
        </table:table-row>
      </table:table>
      <table:table table:name="Sheet1" table:style-name="ta1" table:print="false">
        <table:table-column table:style-name="co2" table:default-cell-style-name="Default"/>
        <table:table-column table:style-name="co3" table:default-cell-style-name="ce3"/>
        <table:table-row table:style-name="ro2">
          <table:table-cell table:style-name="ce1" office:value-type="string">
            <text:p>Compression of the IVC.</text:p>
          </table:table-cell>
          <table:table-cell table:style-name="ce10" office:value-type="string">
            <text:p>Pregnant woman in 3rd trimester has normal blood pressure when standing and sitting. When supine, blood pressure drops to 90/50.</text:p>
          </table:table-cell>
        </table:table-row>
        <table:table-row table:style-name="ro2">
          <table:table-cell table:style-name="ce1" office:value-type="string">
            <text:p>Coarctation of the aorta.</text:p>
          </table:table-cell>
          <table:table-cell table:style-name="ce1" office:value-type="string">
            <text:p>35-year-old man has high blood pressure in his arms and low pressure in his legs.</text:p>
          </table:table-cell>
        </table:table-row>
        <table:table-row table:style-name="ro2">
          <table:table-cell table:style-name="ce1" office:value-type="string">
            <text:p>ASD</text:p>
          </table:table-cell>
          <table:table-cell table:style-name="ce1" office:value-type="string">
            <text:p>5-year-old boy presents with a systolic murmur and wide, fixed split S2.</text:p>
          </table:table-cell>
        </table:table-row>
        <table:table-row table:style-name="ro2">
          <table:table-cell table:style-name="ce1" office:value-type="string">
            <text:p>Temporal arteritis.</text:p>
          </table:table-cell>
          <table:table-cell table:style-name="ce1" office:value-type="string">
            <text:p>Elderly woman presents with a headache and jaw pain. Labs show elevated ESR.</text:p>
          </table:table-cell>
        </table:table-row>
        <table:table-row table:style-name="ro2">
          <table:table-cell table:style-name="ce1" office:value-type="string">
            <text:p>Aortic stenosis.</text:p>
          </table:table-cell>
          <table:table-cell table:style-name="ce1" office:value-type="string">
            <text:p>80-year-old man presents with a systolic crescendo-decrescendo murmur.</text:p>
          </table:table-cell>
        </table:table-row>
        <table:table-row table:style-name="ro2">
          <table:table-cell table:style-name="ce1" office:value-type="string">
            <text:p>Niacin.</text:p>
          </table:table-cell>
          <table:table-cell table:style-name="ce1" office:value-type="string">
            <text:p>Man starts a medication for hyperlipidemia. He then develops a rash, pruritus, and GI upset.</text:p>
          </table:table-cell>
        </table:table-row>
        <table:table-row table:style-name="ro2">
          <table:table-cell table:style-name="ce1" office:value-type="string">
            <text:p>Quinidine.</text:p>
          </table:table-cell>
          <table:table-cell table:style-name="ce1" office:value-type="string">
            <text:p>Patient presents with ringing in the ears, dizziness, headaches, and GI distress.</text:p>
          </table:table-cell>
        </table:table-row>
        <table:table-row table:style-name="ro2">
          <table:table-cell table:style-name="ce1" office:value-type="string">
            <text:p>Mediastinal widening.</text:p>
          </table:table-cell>
          <table:table-cell table:style-name="ce1" office:value-type="string">
            <text:p>atient with a history of hypertension presents with sudden sharp, tearing pain radiating to the back</text:p>
          </table:table-cell>
        </table:table-row>
        <table:table-row table:style-name="ro2">
          <table:table-cell table:style-name="ce1" office:value-type="string">
            <text:p>Mitral insufficiency</text:p>
          </table:table-cell>
          <table:table-cell table:style-name="ce1" office:value-type="string">
            <text:p>On auscultation, a pansystolic murmur at the apex with radiation to the axilla is noted.</text:p>
          </table:table-cell>
        </table:table-row>
        <table:table-row table:style-name="ro1">
          <table:table-cell table:style-name="ce2" office:value-type="string">
            <text:p>Carotid sheath</text:p>
          </table:table-cell>
          <table:table-cell office:value-type="string">
            <text:p>3 structures inside: 1. Internal jugular Vein (lateral) 2. Common carotid Artery (medial) 3. Vagus Nerve (posterior)</text:p>
          </table:table-cell>
        </table:table-row>
        <table:table-row table:style-name="ro1">
          <table:table-cell table:style-name="ce3" office:value-type="string">
            <text:p>he most posterior part of the heart </text:p>
          </table:table-cell>
          <table:table-cell office:value-type="string">
            <text:p>the left atrium; enlargement can cause dysphagia= compression of esophageal nerve <text:s/>or hoarseness= compression of recurrent laryngeal nerve, branch of vagas </text:p>
          </table:table-cell>
        </table:table-row>
        <table:table-row table:style-name="ro1">
          <table:table-cell table:style-name="ce3" office:value-type="string">
            <text:p>the SA and AV nodes are supplied</text:p>
          </table:table-cell>
          <table:table-cell table:style-name="Default" office:value-type="string">
            <text:p>RCA 80% </text:p>
          </table:table-cell>
        </table:table-row>
        <table:table-row table:style-name="ro3">
          <table:table-cell office:value-type="string">
            <text:p>CO </text:p>
          </table:table-cell>
          <table:table-cell table:style-name="ce11" office:value-type="string">
            <text:p><text:span text:style-name="T1">rate of O</text:span><text:span text:style-name="T4">2 </text:span><text:span text:style-name="T1">consumption /</text:span><text:span text:style-name="T2"> </text:span><text:span text:style-name="T1">arterial O</text:span><text:span text:style-name="T4">2 </text:span><text:span text:style-name="T1">content </text:span><text:span text:style-name="T2">− </text:span><text:span text:style-name="T1">venous O</text:span><text:span text:style-name="T4">2 </text:span><text:span text:style-name="T1">content, Stroke volume *heart rate</text:span></text:p>
          </table:table-cell>
        </table:table-row>
        <table:table-row table:style-name="ro3">
          <table:table-cell office:value-type="string">
            <text:p>mean arterial pressure </text:p>
          </table:table-cell>
          <table:table-cell table:style-name="ce11" office:value-type="string">
            <text:p><text:span text:style-name="T1">cardiac output </text:span><text:span text:style-name="T2">× </text:span><text:span text:style-name="T1">total peripheral resistance, </text:span><text:span text:style-name="T2"><text:s/></text:span><text:span text:style-name="T5">2</text:span><text:span text:style-name="T1">⁄</text:span><text:span text:style-name="T5">3 </text:span><text:span text:style-name="T1">diastolic pressure + </text:span><text:span text:style-name="T5">1</text:span><text:span text:style-name="T1">⁄</text:span><text:span text:style-name="T5">3 </text:span><text:span text:style-name="T1">systolic pressure.</text:span></text:p>
          </table:table-cell>
        </table:table-row>
        <table:table-row table:style-name="ro1">
          <table:table-cell table:style-name="ce3" office:value-type="string">
            <text:p>Pulse pressure</text:p>
          </table:table-cell>
          <table:table-cell office:value-type="string">
            <text:p>ystolic pressure – diastolic pressure. Pulse pressure is proportion to stroke volume.</text:p>
          </table:table-cell>
        </table:table-row>
        <table:table-row table:style-name="ro3">
          <table:table-cell office:value-type="string">
            <text:p>strock volume </text:p>
          </table:table-cell>
          <table:table-cell table:style-name="ce4" office:value-type="string">
            <text:p><text:span text:style-name="T1">CO/ HR <text:s/></text:span><text:span text:style-name="T2">= </text:span><text:span text:style-name="T1">EDV – ESV </text:span></text:p>
          </table:table-cell>
        </table:table-row>
        <table:table-row table:style-name="ro3">
          <table:table-cell table:style-name="ce4" office:value-type="string">
            <text:p><text:span text:style-name="T1">Contractility (and SV) </text:span><text:span text:style-name="T2">↓ </text:span><text:span text:style-name="T1">with:</text:span></text:p>
          </table:table-cell>
          <table:table-cell table:style-name="ce11" office:value-type="string">
            <text:p><text:span text:style-name="T1">1. </text:span><text:span text:style-name="T2">β</text:span><text:span text:style-name="T4">1 </text:span><text:span text:style-name="T1">blockade 2. Heart failure 3. Acidosis 4. Hypoxia/hypercapnea 5. Non-dihydropyridine Ca</text:span><text:span text:style-name="T4">2+ </text:span><text:span text:style-name="T1">channel blockers</text:span></text:p>
          </table:table-cell>
        </table:table-row>
        <table:table-row table:style-name="ro3">
          <table:table-cell table:style-name="ce4" office:value-type="string">
            <text:p><text:span text:style-name="T1">Contractility (and SV) </text:span><text:span text:style-name="T2">↑ </text:span><text:span text:style-name="T1">with:</text:span></text:p>
          </table:table-cell>
          <table:table-cell table:style-name="ce11" office:value-type="string">
            <text:p><text:span text:style-name="T1">1. Catecholamines (</text:span><text:span text:style-name="T2">↑ </text:span><text:span text:style-name="T1">activity of Ca</text:span><text:span text:style-name="T4">2+ </text:span><text:span text:style-name="T1">pump </text:span></text:p>
          </table:table-cell>
        </table:table-row>
        <table:table-row table:style-name="ro3">
          <table:table-cell/>
          <table:table-cell table:style-name="ce11" office:value-type="string">
            <text:p><text:span text:style-name="T1">in sarcoplasmic reticulum) 2. </text:span><text:span text:style-name="T2">↑ </text:span><text:span text:style-name="T1">intracellular calcium 3. </text:span><text:span text:style-name="T2">↓ </text:span><text:span text:style-name="T1">extracellular sodium 4. Digitalis (</text:span><text:span text:style-name="T2">↑ </text:span><text:span text:style-name="T1">intracellular Na</text:span><text:span text:style-name="T4">+</text:span><text:span text:style-name="T1">, resulting</text:span></text:p>
          </table:table-cell>
        </table:table-row>
        <table:table-row table:style-name="ro3">
          <table:table-cell/>
          <table:table-cell table:style-name="ce11" office:value-type="string">
            <text:p><text:span text:style-name="T1">in </text:span><text:span text:style-name="T2">↑ </text:span><text:span text:style-name="T1">Ca</text:span><text:span text:style-name="T4">2+</text:span><text:span text:style-name="T1">)</text:span></text:p>
          </table:table-cell>
        </table:table-row>
        <table:table-row table:style-name="ro4">
          <table:table-cell table:style-name="ce3" office:value-type="string">
            <text:p>Venodilators (e.g., nitroglycerin) </text:p>
          </table:table-cell>
          <table:table-cell table:style-name="ce12" office:value-type="string">
            <text:p><text:span text:style-name="T2">↓ </text:span><text:span text:style-name="T1">preload.</text:span></text:p>
          </table:table-cell>
        </table:table-row>
        <table:table-row table:style-name="ro3">
          <table:table-cell table:style-name="ce3" office:value-type="string">
            <text:p>Vasodilators (e.g., hydralazine)</text:p>
          </table:table-cell>
          <table:table-cell table:style-name="ce4" office:value-type="string">
            <text:p><text:span text:style-name="T2">↓ </text:span><text:span text:style-name="T1">afterload.</text:span></text:p>
          </table:table-cell>
        </table:table-row>
        <table:table-row table:style-name="ro3">
          <table:table-cell table:style-name="ce4" office:value-type="string">
            <text:p><text:span text:style-name="T1">Preload </text:span><text:span text:style-name="T2">↑</text:span></text:p>
          </table:table-cell>
          <table:table-cell table:style-name="ce4" office:value-type="string">
            <text:p><text:span text:style-name="T1">with exercise (slightly), </text:span><text:span text:style-name="T2">↑ </text:span><text:span text:style-name="T1">blood volume (overtransfusion), and excitement (sympathetics). Preload pumps up the heart.</text:span></text:p>
          </table:table-cell>
        </table:table-row>
        <table:table-row table:style-name="ro3">
          <table:table-cell table:style-name="ce2" office:value-type="string">
            <text:p>Ejection fraction (EF)</text:p>
          </table:table-cell>
          <table:table-cell table:style-name="ce4" office:value-type="string">
            <text:p><text:span text:style-name="T1">EF </text:span><text:span text:style-name="T2">=</text:span><text:span text:style-name="T2"><text:tab/></text:span><text:span text:style-name="T1">SV</text:span><text:span text:style-name="T1"><text:tab/></text:span><text:span text:style-name="T2">= </text:span><text:span text:style-name="T1">EDV – ESV EDV</text:span><text:span text:style-name="T1"><text:tab/></text:span><text:span text:style-name="T1">EDV</text:span></text:p>
          </table:table-cell>
        </table:table-row>
        <table:table-row table:style-name="ro3">
          <table:table-cell/>
          <table:table-cell table:style-name="ce4" office:value-type="string">
            <text:p><text:span text:style-name="T1">EF is an index of ventricular contractility. EF is normally </text:span><text:span text:style-name="T2">≥ </text:span><text:span text:style-name="T1">55%.</text:span></text:p>
          </table:table-cell>
        </table:table-row>
        <table:table-row table:style-name="ro1">
          <table:table-cell table:style-name="ce3" office:value-type="string">
            <text:p>S3</text:p>
          </table:table-cell>
          <table:table-cell office:value-type="string">
            <text:p>in early diastole during rapid</text:p>
          </table:table-cell>
        </table:table-row>
        <table:table-row table:style-name="ro3">
          <table:table-cell/>
          <table:table-cell table:style-name="ce4" office:value-type="string">
            <text:p><text:span text:style-name="T1">ventricular filling phase. Associated with </text:span><text:span text:style-name="T2">↑ </text:span><text:span text:style-name="T1">filling pressures and more common in dilated ventricles (but normal in children).</text:span></text:p>
          </table:table-cell>
        </table:table-row>
        <table:table-row table:style-name="ro1">
          <table:table-cell table:style-name="ce3" office:value-type="string">
            <text:p>S4 (“atrial kick”)</text:p>
          </table:table-cell>
          <table:table-cell office:value-type="string">
            <text:p>high atrial pressure. Associated with ventricular hypertrophy.</text:p>
          </table:table-cell>
        </table:table-row>
        <table:table-row table:style-name="ro1">
          <table:table-cell office:value-type="string">
            <text:p>jugular venous pulse </text:p>
          </table:table-cell>
          <table:table-cell office:value-type="string">
            <text:p>a wave––atrial contraction. c wave––RV contraction (tricuspid valve</text:p>
          </table:table-cell>
        </table:table-row>
        <table:table-row table:style-name="ro3">
          <table:table-cell/>
          <table:table-cell table:style-name="ce4" office:value-type="string">
            <text:p><text:span text:style-name="T1">bulging into atrium). v wave–– </text:span><text:span text:style-name="T2">↑ </text:span><text:span text:style-name="T1">atrial pressure due to</text:span></text:p>
          </table:table-cell>
        </table:table-row>
        <table:table-row table:style-name="ro1">
          <table:table-cell/>
          <table:table-cell office:value-type="string">
            <text:p>Filling ( venous return ) against closed tricuspid valve.</text:p>
          </table:table-cell>
        </table:table-row>
        <table:table-row table:style-name="ro1">
          <table:table-cell table:style-name="ce3" office:value-type="string">
            <text:p>S2 splitting:</text:p>
          </table:table-cell>
          <table:table-cell office:value-type="string">
            <text:p>aortic valve closes before</text:p>
          </table:table-cell>
        </table:table-row>
        <table:table-row table:style-name="ro3">
          <table:table-cell/>
          <table:table-cell table:style-name="ce4" office:value-type="string">
            <text:p><text:span text:style-name="T1">pulmonic; inspiration </text:span><text:span text:style-name="T2">↑ </text:span><text:span text:style-name="T1">this difference.</text:span></text:p>
          </table:table-cell>
        </table:table-row>
        <table:table-row table:style-name="ro1">
          <table:table-cell table:style-name="ce5" office:value-type="string">
            <text:p>Wide splitting</text:p>
          </table:table-cell>
          <table:table-cell table:style-name="ce6" office:value-type="string">
            <text:p>associated with pulmonic stenosis, or right branch block, seen in delay RV emptying= delayed pulmonic sound, </text:p>
          </table:table-cell>
        </table:table-row>
        <table:table-row table:style-name="ro1">
          <table:table-cell table:style-name="ce6" office:value-type="string">
            <text:p>Paradoxical splitting </text:p>
          </table:table-cell>
          <table:table-cell table:style-name="ce6" office:value-type="string">
            <text:p>associated with aortic stenosis or left bundle branch block <text:s/>( Expiration= wide, inspiration= smaller), delay LV emptying= P2 sound occurs before A2 sound. On inspiration, later P2 and earlier A2 move closer to one another. <text:s/></text:p>
          </table:table-cell>
        </table:table-row>
        <table:table-row table:style-name="ro1">
          <table:table-cell office:value-type="string">
            <text:p>fixed splitting </text:p>
          </table:table-cell>
          <table:table-cell table:style-name="Default" office:value-type="string">
            <text:p>increase flow through pulmonic valve= pulmonic closure is greatly delayed </text:p>
          </table:table-cell>
        </table:table-row>
        <table:table-row table:style-name="ro1">
          <table:table-cell table:style-name="ce7" office:value-type="string">
            <text:p>ASD</text:p>
          </table:table-cell>
          <table:table-cell table:style-name="ce13" office:value-type="string">
            <text:p><text:span text:style-name="T6">commonly presents with a pulmonary flow murmur (</text:span><text:span text:style-name="T7">↑ </text:span><text:span text:style-name="T6">flow through pulmonary valve) and a diastolic rumble (</text:span><text:span text:style-name="T7">↑ </text:span><text:span text:style-name="T6">flow across tricuspid). The murmur later progresses to a louder diastolic murmur of pulmonic regurgitation from dilatation of the pulmonary artery.</text:span></text:p>
          </table:table-cell>
        </table:table-row>
        <table:table-row table:style-name="ro1">
          <table:table-cell table:style-name="ce3" office:value-type="string">
            <text:p>Mitral/tricuspid regurgitation</text:p>
          </table:table-cell>
          <table:table-cell office:value-type="string">
            <text:p>Holosystolic, high-pitched “blowing murmur.” Mitral––loudest at apex and radiates toward axilla. Enhanced by maneuvers that increase TPR ( aquatting and hand grip) or LA return ( expiration). <text:s text:c="2"/>Tricuspid––loudest at tricuspid area and radiates to right.enhanced by maneuvers that increase RA return ( inspiration) </text:p>
          </table:table-cell>
        </table:table-row>
        <table:table-row table:style-name="ro1">
          <table:table-cell/>
          <table:table-cell office:value-type="string">
            <text:p>sternal border.</text:p>
          </table:table-cell>
        </table:table-row>
        <table:table-row table:style-name="ro1">
          <table:table-cell table:style-name="ce3" office:value-type="string">
            <text:p>Aortic stenosis</text:p>
          </table:table-cell>
          <table:table-cell office:value-type="string">
            <text:p>Crescendo-decrescendo systolic ejection murmur following ejection click (EC). LV &gt;&gt; aortic pressure during systole. Radiates to carotids/apex. “Pulsus parvus et tardus”––pulses weak compared to heart sounds.</text:p>
          </table:table-cell>
        </table:table-row>
        <table:table-row table:style-name="ro1">
          <table:table-cell table:style-name="ce3" office:value-type="string">
            <text:p>VSD</text:p>
          </table:table-cell>
          <table:table-cell office:value-type="string">
            <text:p>Holosystolic, harsh-sounding murmur. Loudest at tricuspid area.</text:p>
          </table:table-cell>
        </table:table-row>
        <table:table-row table:style-name="ro1">
          <table:table-cell table:style-name="ce3" office:value-type="string">
            <text:p>Mitral prolapse</text:p>
          </table:table-cell>
          <table:table-cell office:value-type="string">
            <text:p>Late systolic murmur with midsystolic click (MC). Most frequent valvular lesion. Loudest at S2.</text:p>
          </table:table-cell>
        </table:table-row>
        <table:table-row table:style-name="ro1">
          <table:table-cell table:style-name="ce3" office:value-type="string">
            <text:p>Aortic regurgitation</text:p>
          </table:table-cell>
          <table:table-cell office:value-type="string">
            <text:p>Immediate high-pitched “blowing” diastolic murmur. Wide pulse pressure when chronic.</text:p>
          </table:table-cell>
        </table:table-row>
        <table:table-row table:style-name="ro1">
          <table:table-cell table:style-name="ce3" office:value-type="string">
            <text:p>Mitral stenosis</text:p>
          </table:table-cell>
          <table:table-cell office:value-type="string">
            <text:p>Follows opening snap (OS). Delayed rumbling late diastolic murmur. LA &gt;&gt; LV pressure during diastole. Tricuspid stenosis differs because it gets louder with inspiration (more blood flows into RA upon inspiration).</text:p>
          </table:table-cell>
        </table:table-row>
        <table:table-row table:style-name="ro1">
          <table:table-cell table:style-name="ce3" office:value-type="string">
            <text:p>PDA</text:p>
          </table:table-cell>
          <table:table-cell office:value-type="string">
            <text:p>Continuous machine-like murmur. Loudest at time of S2.</text:p>
          </table:table-cell>
        </table:table-row>
        <table:table-row table:style-name="ro1">
          <table:table-cell table:style-name="ce3" office:value-type="string">
            <text:p>Cardiac muscle contraction</text:p>
          </table:table-cell>
          <table:table-cell office:value-type="string">
            <text:p>dependent on extracellular calcium, which enters the cells during plateau of action potential and stimulates calcium release from the cardiac muscle sarcoplasmic reticulum (calcium-induced calcium release).</text:p>
          </table:table-cell>
        </table:table-row>
        <table:table-row table:style-name="ro5">
          <table:table-cell table:style-name="ce3" office:value-type="string">
            <text:p>In contrast to skeletal muscle:</text:p>
          </table:table-cell>
          <table:table-cell table:style-name="ce11" office:value-type="string">
            <text:p><text:span text:style-name="T1">Cardiac muscle action potential has a plateau, which is due to Ca</text:span><text:span text:style-name="T4">2</text:span><text:span text:style-name="T8">+ </text:span><text:span text:style-name="T1">influx 2. Cardiac nodal cells spontaneously depolarize, resulting in automaticity 3. Cardiac myocytes are electrically coupled to each other by gap junctions</text:span></text:p>
          </table:table-cell>
        </table:table-row>
        <table:table-row table:style-name="ro1">
          <table:table-cell table:style-name="ce3" office:value-type="string">
            <text:p>P wave</text:p>
          </table:table-cell>
          <table:table-cell office:value-type="string">
            <text:p>atrial depolarization</text:p>
          </table:table-cell>
        </table:table-row>
        <table:table-row table:style-name="ro1">
          <table:table-cell table:style-name="ce3" office:value-type="string">
            <text:p>PR interval</text:p>
          </table:table-cell>
          <table:table-cell office:value-type="string">
            <text:p>conduction delay through AV node (normally &lt; 200 msec).</text:p>
          </table:table-cell>
        </table:table-row>
        <table:table-row table:style-name="ro1">
          <table:table-cell table:style-name="ce3" office:value-type="string">
            <text:p>QRS complex</text:p>
          </table:table-cell>
          <table:table-cell office:value-type="string">
            <text:p>ventricular depolarization (normally &lt; 120 msec).</text:p>
          </table:table-cell>
        </table:table-row>
        <table:table-row table:style-name="ro5">
          <table:table-cell table:style-name="ce3" office:value-type="string">
            <text:p>T wave</text:p>
          </table:table-cell>
          <table:table-cell office:value-type="string">
            <text:p>ventricular repolarization, <text:span text:style-name="T1">Atrial repolarization is masked by QRS complex.</text:span></text:p>
          </table:table-cell>
        </table:table-row>
        <table:table-row table:style-name="ro1">
          <table:table-cell table:style-name="ce3" office:value-type="string">
            <text:p>ST segment</text:p>
          </table:table-cell>
          <table:table-cell office:value-type="string">
            <text:p>isoelectric, ventricles depolarized.</text:p>
          </table:table-cell>
        </table:table-row>
        <table:table-row table:style-name="ro1">
          <table:table-cell table:style-name="ce3" office:value-type="string">
            <text:p>U wave</text:p>
          </table:table-cell>
          <table:table-cell office:value-type="string">
            <text:p>caused by hypokalemia, bradycardia.</text:p>
          </table:table-cell>
        </table:table-row>
        <table:table-row table:style-name="ro1">
          <table:table-cell table:style-name="ce2" office:value-type="string">
            <text:p>Torsades des pointes</text:p>
          </table:table-cell>
          <table:table-cell office:value-type="string">
            <text:p>Ventricular tachycardia characterized by shifting sinusoidal waveforms on ECG. Can progress to V-fib. Anything that prolongs the QT interval can predispose to</text:p>
          </table:table-cell>
        </table:table-row>
        <table:table-row table:style-name="ro1">
          <table:table-cell/>
          <table:table-cell office:value-type="string">
            <text:p>torsades des pointes.</text:p>
          </table:table-cell>
        </table:table-row>
        <table:table-row table:style-name="ro1">
          <table:table-cell office:value-type="string">
            <text:p>congenital long QT syndromes </text:p>
          </table:table-cell>
          <table:table-cell table:style-name="Default" office:value-type="string">
            <text:p>most often due to defects in cardiac sodium or potasium channels, can present with severe congenital sensorineural deafness ( Jervell and Lange-Nielsen syndrome). </text:p>
          </table:table-cell>
        </table:table-row>
        <table:table-row table:style-name="ro1">
          <table:table-cell table:style-name="ce8" office:value-type="string">
            <text:p>Wolff-Parkinson-White syndrome</text:p>
          </table:table-cell>
          <table:table-cell office:value-type="string">
            <text:p>Accessory conduction pathway from atria to ventricle (bundle of Kent), bypassing AV node. As a result, ventricles begin to partially depolarize earlier, giving rise to characteristic delta wave on ECG. May result in reentry current leading to supraventricular tachycardia.</text:p>
          </table:table-cell>
        </table:table-row>
        <table:table-row table:style-name="ro1">
          <table:table-cell table:style-name="ce3" office:value-type="string">
            <text:p>Atrial fibrillation</text:p>
          </table:table-cell>
          <table:table-cell office:value-type="string">
            <text:p>irregularly irregular) with no discrete P waves in between irregularly spaced QRS complexes. Result in atrial stasis and lead to stroke. Treat with B-blocker or calcium channel blocker, prophylaxis against thromboembolism with warfarin ( coumadin). </text:p>
          </table:table-cell>
        </table:table-row>
        <table:table-row table:style-name="ro1">
          <table:table-cell table:style-name="ce3" office:value-type="string">
            <text:p>Atrial flutter</text:p>
          </table:table-cell>
          <table:table-cell office:value-type="string">
            <text:p>A rapid succession of identical, back-to-back atrial depolarization waves. The identical appearance accounts for the “sawtooth” appearance of the flutter waves. Use IA, IC, or III antiarrhythmics </text:p>
          </table:table-cell>
        </table:table-row>
        <table:table-row table:style-name="ro4">
          <table:table-cell table:style-name="ce3" office:value-type="string">
            <text:p>AV block 1<text:span text:style-name="T3">st</text:span> degree </text:p>
          </table:table-cell>
          <table:table-cell office:value-type="string">
            <text:p>The PR interval is prolonged (&gt; 200 msec). Asymptomatic.</text:p>
          </table:table-cell>
        </table:table-row>
        <table:table-row table:style-name="ro1">
          <table:table-cell table:style-name="ce3" office:value-type="string">
            <text:p>2nd degree Mobitz type I (Wenckebach)</text:p>
          </table:table-cell>
          <table:table-cell office:value-type="string">
            <text:p>Progressive lengthening of the PR interval until a beat is “dropped” (a P wave not followed by a QRS complex). Usually asymptomatic.</text:p>
          </table:table-cell>
        </table:table-row>
        <table:table-row table:style-name="ro1">
          <table:table-cell table:style-name="ce3" office:value-type="string">
            <text:p>Mobitz type II</text:p>
          </table:table-cell>
          <table:table-cell office:value-type="string">
            <text:p>Dropped beats that are not preceded by a change in the length of the PR interval (as in type I). These abrupt, nonconducted P waves result in a pathologic condition. It is often found as 2:1 block, where there are 2 P waves to 1 QRS response. May progress to 3rd- degree block.</text:p>
          </table:table-cell>
        </table:table-row>
        <table:table-row table:style-name="ro1">
          <table:table-cell table:style-name="ce3" office:value-type="string">
            <text:p>3rd degree (complete)</text:p>
          </table:table-cell>
          <table:table-cell office:value-type="string">
            <text:p>The atria and ventricles beat independently of each other. Both P waves and QRS complexes are present, although the P waves bear no relation to the QRS complexes. The atrial rate is faster than the ventricular rate. Usually treat with pacemaker.</text:p>
          </table:table-cell>
        </table:table-row>
        <table:table-row table:style-name="ro1">
          <table:table-cell table:style-name="ce3" office:value-type="string">
            <text:p>Ventricular fibrillation</text:p>
          </table:table-cell>
          <table:table-cell office:value-type="string">
            <text:p>A completely erratic rhythm with no identifiable waves. Fatal arrhythmia without immediate CPR and defibrillation.</text:p>
          </table:table-cell>
        </table:table-row>
        <table:table-row table:style-name="ro1">
          <table:table-cell office:value-type="string">
            <text:p>ANP </text:p>
          </table:table-cell>
          <table:table-cell table:style-name="Default" office:value-type="string">
            <text:p>diuretic, released from atria in response to increase blood volume and atrial pressure. Causese generalized vascular relaxation. Constricts efferent renal arterioles, dilates afferent arteriols. Involved in “escape from aldosterone” mechanism. </text:p>
          </table:table-cell>
        </table:table-row>
        <table:table-row table:style-name="ro3">
          <table:table-cell office:value-type="string">
            <text:p>receptors </text:p>
          </table:table-cell>
          <table:table-cell table:style-name="ce4" office:value-type="string">
            <text:p><text:span text:style-name="T1">1. Aortic arch transmits via vagus nerve to medulla (responds only to </text:span><text:span text:style-name="T2">↑ </text:span><text:span text:style-name="T1">BP) 2. Carotid sinus transmits via glossopharyngeal nerve to medulla (responds to </text:span><text:span text:style-name="T2">↓ </text:span><text:span text:style-name="T1">and</text:span></text:p>
          </table:table-cell>
        </table:table-row>
        <table:table-row table:style-name="ro3">
          <table:table-cell/>
          <table:table-cell table:style-name="ce4" office:value-type="string">
            <text:p><text:span text:style-name="T2">↑ </text:span><text:span text:style-name="T1">in BP).</text:span></text:p>
          </table:table-cell>
        </table:table-row>
        <table:table-row table:style-name="ro3">
          <table:table-cell table:style-name="ce3" office:value-type="string">
            <text:p>Baroreceptors:</text:p>
          </table:table-cell>
          <table:table-cell table:style-name="ce4" office:value-type="string">
            <text:p><text:span text:style-name="T1">1. Hypotension—</text:span><text:span text:style-name="T2">↓ </text:span><text:span text:style-name="T1">arterial pressure </text:span><text:span text:style-name="T2">→ ↓ </text:span><text:span text:style-name="T1">stretch </text:span><text:span text:style-name="T2">→ ↓ </text:span><text:span text:style-name="T1">afferent baroreceptor firing </text:span><text:span text:style-name="T2">→ ↑ </text:span><text:span text:style-name="T1">efferent sympathetic firing and </text:span><text:span text:style-name="T2">↓ </text:span><text:span text:style-name="T1">efferent parasympathetic stimulation </text:span><text:span text:style-name="T2">→ </text:span><text:span text:style-name="T1">vasoconstriction, </text:span><text:span text:style-name="T2">↑ </text:span><text:span text:style-name="T1">HR, </text:span><text:span text:style-name="T2">↑ </text:span><text:span text:style-name="T1">contractility, </text:span><text:span text:style-name="T2">↑ </text:span><text:span text:style-name="T1">BP. Important in the response to severe hemorrhage.</text:span></text:p>
          </table:table-cell>
        </table:table-row>
        <table:table-row table:style-name="ro3">
          <table:table-cell/>
          <table:table-cell table:style-name="ce4" office:value-type="string">
            <text:p><text:span text:style-name="T1">2. Carotid massage—</text:span><text:span text:style-name="T2">↑ </text:span><text:span text:style-name="T1">pressure on carotid artery </text:span><text:span text:style-name="T2">→ ↑ </text:span><text:span text:style-name="T1">stretch </text:span><text:span text:style-name="T2">→ ↑ </text:span><text:span text:style-name="T1">afferent baroreceptor firing </text:span><text:span text:style-name="T2">→ ↓ </text:span><text:span text:style-name="T1">HR.</text:span></text:p>
          </table:table-cell>
        </table:table-row>
        <table:table-row table:style-name="ro3">
          <table:table-cell table:style-name="ce3" office:value-type="string">
            <text:p>Chemoreceptors:</text:p>
          </table:table-cell>
          <table:table-cell table:style-name="ce11" office:value-type="string">
            <text:p><text:span text:style-name="T1">1. Peripheral—carotid and aortic bodies respond to </text:span><text:span text:style-name="T2">↓ </text:span><text:span text:style-name="T1">P</text:span><text:span text:style-name="T4">O2 </text:span><text:span text:style-name="T1">(&lt; 60 mmHg), </text:span><text:span text:style-name="T2">↑ </text:span><text:span text:style-name="T1">P</text:span><text:span text:style-name="T4">CO2</text:span><text:span text:style-name="T1">, and </text:span><text:span text:style-name="T2">↓ </text:span><text:span text:style-name="T1">pH of blood.</text:span></text:p>
          </table:table-cell>
        </table:table-row>
        <table:table-row table:style-name="ro3">
          <table:table-cell/>
          <table:table-cell table:style-name="ce11" office:value-type="string">
            <text:p><text:span text:style-name="T1">2. Central—respond to changes in pH and P</text:span><text:span text:style-name="T4">CO2 </text:span><text:span text:style-name="T1">of brain interstitial fluid, which in turn are influenced by arterial CO</text:span><text:span text:style-name="T4">2</text:span><text:span text:style-name="T1">. Do not directly respond to P</text:span><text:span text:style-name="T4">O2</text:span><text:span text:style-name="T1">. Responsible for Cushing reaction— </text:span><text:span text:style-name="T2">↑ </text:span><text:span text:style-name="T1">intracranial pressure constricts arterioles </text:span><text:span text:style-name="T2">→ </text:span><text:span text:style-name="T1">cerebral ischemia </text:span><text:span text:style-name="T2">→ </text:span><text:span text:style-name="T1">hypertension (sympathetic response) and reflex bradycardia. Note: Cushing triad = hypertension, bradycardia, respiratory depression.</text:span></text:p>
          </table:table-cell>
        </table:table-row>
        <table:table-row table:style-name="ro1">
          <table:table-cell table:style-name="ce3" office:value-type="string">
            <text:p>Liver</text:p>
          </table:table-cell>
          <table:table-cell office:value-type="string">
            <text:p>Largest share of systemic cardiac output.</text:p>
          </table:table-cell>
        </table:table-row>
        <table:table-row table:style-name="ro1">
          <table:table-cell table:style-name="ce3" office:value-type="string">
            <text:p>Kidney</text:p>
          </table:table-cell>
          <table:table-cell office:value-type="string">
            <text:p>Highest blood flow per gram of tissue.</text:p>
          </table:table-cell>
        </table:table-row>
        <table:table-row table:style-name="ro3">
          <table:table-cell table:style-name="ce3" office:value-type="string">
            <text:p>Heart</text:p>
          </table:table-cell>
          <table:table-cell table:style-name="ce11" office:value-type="string">
            <text:p><text:span text:style-name="T1">Large arteriovenous O</text:span><text:span text:style-name="T4">2 </text:span><text:span text:style-name="T1">difference. </text:span><text:span text:style-name="T2">↑ </text:span><text:span text:style-name="T1">O</text:span><text:span text:style-name="T4">2 </text:span><text:span text:style-name="T1">demand is met by </text:span><text:span text:style-name="T2">↑ </text:span><text:span text:style-name="T1">coronary blood flow, not by</text:span></text:p>
          </table:table-cell>
        </table:table-row>
        <table:table-row table:style-name="ro3">
          <table:table-cell/>
          <table:table-cell table:style-name="ce11" office:value-type="string">
            <text:p><text:span text:style-name="T2">↑ </text:span><text:span text:style-name="T1">extraction of O</text:span><text:span text:style-name="T4">2</text:span><text:span text:style-name="T1">.</text:span></text:p>
          </table:table-cell>
        </table:table-row>
        <table:table-row table:style-name="ro1">
          <table:table-cell table:style-name="ce3" office:value-type="string">
            <text:p>PCWP–</text:p>
          </table:table-cell>
          <table:table-cell office:value-type="string">
            <text:p>pulmonary capillary wedge pressure (in mmHg) is a good approximation of left atrial pressure.</text:p>
          </table:table-cell>
        </table:table-row>
        <table:table-row table:style-name="ro1">
          <table:table-cell/>
          <table:table-cell office:value-type="string">
            <text:p>Measured with Swan-Ganz catheter.</text:p>
          </table:table-cell>
        </table:table-row>
        <table:table-row table:style-name="ro5">
          <table:table-cell table:style-name="ce2" office:value-type="string">
            <text:p>heart </text:p>
          </table:table-cell>
          <table:table-cell table:style-name="ce14" office:value-type="string">
            <text:p><text:span text:style-name="T1">Local metabolites––O</text:span><text:span text:style-name="T4">2</text:span><text:span text:style-name="T1">, adenosine, NO</text:span></text:p>
          </table:table-cell>
        </table:table-row>
        <table:table-row table:style-name="ro5">
          <table:table-cell office:value-type="string">
            <text:p>brain </text:p>
          </table:table-cell>
          <table:table-cell table:style-name="ce14" office:value-type="string">
            <text:p><text:span text:style-name="T1">Local metabolites––CO</text:span><text:span text:style-name="T4">2 </text:span><text:span text:style-name="T1">(pH)</text:span></text:p>
          </table:table-cell>
        </table:table-row>
        <table:table-row table:style-name="ro1">
          <table:table-cell office:value-type="string">
            <text:p>kidney </text:p>
          </table:table-cell>
          <table:table-cell office:value-type="string">
            <text:p>Myogenic and tubuloglomerular feedback</text:p>
          </table:table-cell>
        </table:table-row>
        <table:table-row table:style-name="ro1">
          <table:table-cell office:value-type="string">
            <text:p>lungs </text:p>
          </table:table-cell>
          <table:table-cell office:value-type="string">
            <text:p>Hypoxia causes vasoconstriction</text:p>
          </table:table-cell>
        </table:table-row>
        <table:table-row table:style-name="ro5">
          <table:table-cell office:value-type="string">
            <text:p>skeletal muscle </text:p>
          </table:table-cell>
          <table:table-cell table:style-name="ce11" office:value-type="string">
            <text:p><text:span text:style-name="T1">Local metabolites––lactate, adenosine, K</text:span><text:span text:style-name="T8">+</text:span></text:p>
          </table:table-cell>
        </table:table-row>
        <table:table-row table:style-name="ro1">
          <table:table-cell office:value-type="string">
            <text:p>skin </text:p>
          </table:table-cell>
          <table:table-cell office:value-type="string">
            <text:p>Sympathetic stimulation most important</text:p>
          </table:table-cell>
        </table:table-row>
        <table:table-row table:style-name="ro1">
          <table:table-cell/>
          <table:table-cell office:value-type="string">
            <text:p>mechanism––temperature control</text:p>
          </table:table-cell>
        </table:table-row>
        <table:table-row table:style-name="ro1">
          <table:table-cell table:style-name="ce3" office:value-type="string">
            <text:p>Right-to-left shunts (early cyanosis)–– “blue babies”</text:p>
          </table:table-cell>
          <table:table-cell office:value-type="string">
            <text:p>1. Tetralogy of Fallot (most common cause of early cyanosis)</text:p>
          </table:table-cell>
        </table:table-row>
        <table:table-row table:style-name="ro1">
          <table:table-cell/>
          <table:table-cell office:value-type="string">
            <text:p>2. Transposition of great vessels 3. Truncus arteriosus 4. Tricuspid atresia 5. Total anomalous pulmonary venous return</text:p>
          </table:table-cell>
        </table:table-row>
        <table:table-row table:style-name="ro1">
          <table:table-cell/>
          <table:table-cell office:value-type="string">
            <text:p>(TAPVR)</text:p>
          </table:table-cell>
        </table:table-row>
        <table:table-row table:style-name="ro5">
          <table:table-cell office:value-type="string">
            <text:p>persistent truncus arteriosus </text:p>
          </table:table-cell>
          <table:table-cell table:style-name="Default" office:value-type="string">
            <text:p>failure of truncus arteriosus to divide into pulmonary trunk and aorta </text:p>
          </table:table-cell>
        </table:table-row>
        <table:table-row table:style-name="ro5">
          <table:table-cell office:value-type="string">
            <text:p>tricuspid atresia </text:p>
          </table:table-cell>
          <table:table-cell table:style-name="Default" office:value-type="string">
            <text:p>absent of tricuspid valve and hypoplastic right ventricle. Requires both ASD and VSD <text:s/>for viability </text:p>
          </table:table-cell>
        </table:table-row>
        <table:table-row table:style-name="ro1">
          <table:table-cell office:value-type="string">
            <text:p>TAPVR </text:p>
          </table:table-cell>
          <table:table-cell table:style-name="Default" office:value-type="string">
            <text:p>pulmonary veins drains into right heart circulation (SVC, Coronary sinus, etc. ) </text:p>
          </table:table-cell>
        </table:table-row>
        <table:table-row table:style-name="ro3">
          <table:table-cell/>
          <table:table-cell table:style-name="ce4" office:value-type="string">
            <text:p><text:span text:style-name="T1">Children may squat to </text:span><text:span text:style-name="T2">↑ </text:span><text:span text:style-name="T1">systemic vascular resistance.</text:span></text:p>
          </table:table-cell>
        </table:table-row>
        <table:table-row table:style-name="ro1">
          <table:table-cell table:style-name="ce3" office:value-type="string">
            <text:p>Left-to-right shunts (late cyanosis)–– “blue kids”</text:p>
          </table:table-cell>
          <table:table-cell table:style-name="ce9" office:value-type="string">
            <text:p>1. VSD (most common congenital cardiac anomaly) 2. ASD (loud S1; wide, fixed split S2) 3. PDA (close with indomethacin)</text:p>
          </table:table-cell>
        </table:table-row>
        <table:table-row table:style-name="ro3">
          <table:table-cell/>
          <table:table-cell table:style-name="ce4" office:value-type="string">
            <text:p><text:span text:style-name="T1">Frequency––VSD </text:span><text:span text:style-name="T2">&gt; </text:span><text:span text:style-name="T1">ASD </text:span><text:span text:style-name="T2">&gt; </text:span><text:span text:style-name="T1">PDA. </text:span><text:span text:style-name="T2">↑ </text:span><text:span text:style-name="T1">pulmonary resistance due</text:span></text:p>
          </table:table-cell>
        </table:table-row>
        <table:table-row table:style-name="ro3">
          <table:table-cell/>
          <table:table-cell table:style-name="ce4" office:value-type="string">
            <text:p><text:span text:style-name="T1">to arteriolar thickening. </text:span><text:span text:style-name="T2">→ </text:span><text:span text:style-name="T1">progressive pulmonary</text:span></text:p>
          </table:table-cell>
        </table:table-row>
        <table:table-row table:style-name="ro1">
          <table:table-cell/>
          <table:table-cell office:value-type="string">
            <text:p>hypertension; right-to-left</text:p>
          </table:table-cell>
        </table:table-row>
        <table:table-row table:style-name="ro1">
          <table:table-cell/>
          <table:table-cell office:value-type="string">
            <text:p>shunt (Eisenmenger’s).</text:p>
          </table:table-cell>
        </table:table-row>
        <table:table-row table:style-name="ro1">
          <table:table-cell table:style-name="ce2" office:value-type="string">
            <text:p>Tetralogy of Fallot</text:p>
          </table:table-cell>
          <table:table-cell office:value-type="string">
            <text:p>1. Pulmonary stenosis (most important determinant for prognosis)</text:p>
          </table:table-cell>
        </table:table-row>
        <table:table-row table:style-name="ro1">
          <table:table-cell/>
          <table:table-cell office:value-type="string">
            <text:p>2. RVH 3. Overriding aorta (overrides the VSD) 4. VSD Early cyanosis is caused by a right-to-left shunt</text:p>
          </table:table-cell>
        </table:table-row>
        <table:table-row table:style-name="ro1">
          <table:table-cell/>
          <table:table-cell office:value-type="string">
            <text:p>across the VSD. On x-ray, boot-shaped heart</text:p>
          </table:table-cell>
        </table:table-row>
        <table:table-row table:style-name="ro1">
          <table:table-cell/>
          <table:table-cell office:value-type="string">
            <text:p>due to RVH. Patients suffer “cyanotic spells.” Tetralogy of Fallot is caused by anterosuperior</text:p>
          </table:table-cell>
        </table:table-row>
        <table:table-row table:style-name="ro1">
          <table:table-cell/>
          <table:table-cell office:value-type="string">
            <text:p>displacement of the infundibular septum.</text:p>
          </table:table-cell>
        </table:table-row>
        <table:table-row table:style-name="ro5">
          <table:table-cell office:value-type="string">
            <text:p>patient for Tetralogy of Fallot </text:p>
          </table:table-cell>
          <table:table-cell office:value-type="string">
            <text:p>Patient learns to squat to improve</text:p>
          </table:table-cell>
        </table:table-row>
        <table:table-row table:style-name="ro3">
          <table:table-cell/>
          <table:table-cell table:style-name="ce11" office:value-type="string">
            <text:p><text:span text:style-name="T1">symptoms: compression of femoral arteries </text:span><text:span text:style-name="T9">↑ </text:span><text:span text:style-name="T1">pressure, thereby </text:span><text:span text:style-name="T9">↓ </text:span><text:span text:style-name="T1">the right-to-left shunt and directing more blood from the RV to the lungs.</text:span></text:p>
          </table:table-cell>
        </table:table-row>
        <table:table-row table:style-name="ro3">
          <table:table-cell table:style-name="ce2" office:value-type="string">
            <text:p>Transposition of great vessels</text:p>
          </table:table-cell>
          <table:table-cell table:style-name="ce4" office:value-type="string">
            <text:p><text:span text:style-name="T1">Aorta leaves RV (anterior) and pulmonary trunk leaves LV (posterior) </text:span><text:span text:style-name="T2">→ </text:span><text:span text:style-name="T1">separation of systemic and pulmonary circulations. Not compatible with life unless a shunt is present to allow adequate mixing of blood (e.g., VSD, PDA, or patent foramen ovale).</text:span></text:p>
          </table:table-cell>
        </table:table-row>
        <table:table-row table:style-name="ro1">
          <table:table-cell/>
          <table:table-cell office:value-type="string">
            <text:p>Due to failure of the aorticopulmonary septum to spiral.</text:p>
          </table:table-cell>
        </table:table-row>
        <table:table-row table:style-name="ro1">
          <table:table-cell table:style-name="ce2" office:value-type="string">
            <text:p>Coarctation of the aorta</text:p>
          </table:table-cell>
          <table:table-cell office:value-type="string">
            <text:p>Associated with Turner’s syndrome</text:p>
          </table:table-cell>
        </table:table-row>
        <table:table-row table:style-name="ro1">
          <table:table-cell table:style-name="ce2" office:value-type="string">
            <text:p>Patent ductus arteriosus</text:p>
          </table:table-cell>
          <table:table-cell office:value-type="string">
            <text:p>Indomethacin is used to close a PDA. PGE and lower O2 <text:s/>is used to keep a PDA open, which may be necessary to sustain life in conditions such as transposition of the great vessels. Uncorrected PDA can eventually result in late cyanosis in the lower extremities </text:p>
          </table:table-cell>
        </table:table-row>
        <table:table-row table:style-name="ro1">
          <table:table-cell/>
          <table:table-cell office:value-type="string">
            <text:p>PDA is normal in utero and normally closes only after birth.</text:p>
          </table:table-cell>
        </table:table-row>
        <table:table-row table:style-name="ro5">
          <table:table-cell table:style-name="ce9" office:value-type="string">
            <text:p>22q11 syndromes</text:p>
          </table:table-cell>
          <table:table-cell table:style-name="ce9" office:value-type="string">
            <text:p><text:span text:style-name="T1">Truncus arteriosus, tetralogy of Fallot</text:span></text:p>
          </table:table-cell>
        </table:table-row>
        <table:table-row table:style-name="ro1">
          <table:table-cell table:style-name="ce3" office:value-type="string">
            <text:p>Down syndrome</text:p>
          </table:table-cell>
          <table:table-cell office:value-type="string">
            <text:p>ASD, VSD, AV septal defect (endocardial cushion defect)</text:p>
          </table:table-cell>
        </table:table-row>
        <table:table-row table:style-name="ro1">
          <table:table-cell table:style-name="ce3" office:value-type="string">
            <text:p>Congenital rubella</text:p>
          </table:table-cell>
          <table:table-cell office:value-type="string">
            <text:p>Septal defects, PDA, pulmonary artery stenosis</text:p>
          </table:table-cell>
        </table:table-row>
        <table:table-row table:style-name="ro1">
          <table:table-cell table:style-name="ce3" office:value-type="string">
            <text:p>Turner’s syndrome</text:p>
          </table:table-cell>
          <table:table-cell office:value-type="string">
            <text:p>Coarctation of aorta</text:p>
          </table:table-cell>
        </table:table-row>
        <table:table-row table:style-name="ro5">
          <table:table-cell table:style-name="ce3" office:value-type="string">
            <text:p>Marfan’s syndrome</text:p>
          </table:table-cell>
          <table:table-cell office:value-type="string">
            <text:p>Aortic insufficiency (late complication)</text:p>
          </table:table-cell>
        </table:table-row>
        <table:table-row table:style-name="ro1">
          <table:table-cell table:style-name="ce3" office:value-type="string">
            <text:p>Offspring of diabetic mother</text:p>
          </table:table-cell>
          <table:table-cell office:value-type="string">
            <text:p>Transposition of great vessels</text:p>
          </table:table-cell>
        </table:table-row>
        <table:table-row table:style-name="ro5">
          <table:table-cell office:value-type="string">
            <text:p>atheromas</text:p>
          </table:table-cell>
          <table:table-cell office:value-type="string">
            <text:p>Plaques in blood vessel walls.</text:p>
          </table:table-cell>
        </table:table-row>
        <table:table-row table:style-name="ro1">
          <table:table-cell office:value-type="string">
            <text:p>xanthomas </text:p>
          </table:table-cell>
          <table:table-cell office:value-type="string">
            <text:p>Plaques or nodules composed of lipid-laden histiocytes in the skin, especially the eyelids </text:p>
          </table:table-cell>
        </table:table-row>
        <table:table-row table:style-name="ro1">
          <table:table-cell office:value-type="string">
            <text:p>tendinous xanthoma </text:p>
          </table:table-cell>
          <table:table-cell office:value-type="string">
            <text:p>Lipid deposit in tendon, especially Achilles.</text:p>
          </table:table-cell>
        </table:table-row>
        <table:table-row table:style-name="ro5">
          <table:table-cell office:value-type="string">
            <text:p>corneal arcus </text:p>
          </table:table-cell>
          <table:table-cell office:value-type="string">
            <text:p>Lipid deposit in cornea, nonspecific (arcus senilis).</text:p>
          </table:table-cell>
        </table:table-row>
        <table:table-row table:style-name="ro5">
          <table:table-cell table:style-name="ce3" office:value-type="string">
            <text:p>Mönckeberg</text:p>
          </table:table-cell>
          <table:table-cell office:value-type="string">
            <text:p>Calcification in the media of the arteries, especially radial or ulnar. Usually benign; “pipestem” arteries.</text:p>
          </table:table-cell>
        </table:table-row>
        <table:table-row table:style-name="ro1">
          <table:table-cell table:style-name="ce3" office:value-type="string">
            <text:p>Arteriolosclerosis</text:p>
          </table:table-cell>
          <table:table-cell office:value-type="string">
            <text:p>Hyaline thickening of small arteries in essential hypertension. Hyperplastic “onion skinning” in malignant hypertension.</text:p>
          </table:table-cell>
        </table:table-row>
        <table:table-row table:style-name="ro1">
          <table:table-cell table:style-name="ce3" office:value-type="string">
            <text:p>Atherosclerosis</text:p>
          </table:table-cell>
          <table:table-cell office:value-type="string">
            <text:p>Fibrous plaques and atheromas form in intima of arteries.</text:p>
          </table:table-cell>
        </table:table-row>
        <table:table-row table:style-name="ro1">
          <table:table-cell table:style-name="ce2" office:value-type="string">
            <text:p>Aortic dissection</text:p>
          </table:table-cell>
          <table:table-cell office:value-type="string">
            <text:p>Longitudinal intraluminal tear forming a false lumen. Associated with hypertension or cystic medial necrosis (component of Marfan’s syndrome). Presents with tearing chest pain radiating to the back. CXR shows mediastinal widening. Can result in aortic rupture and death.</text:p>
          </table:table-cell>
        </table:table-row>
        <table:table-row table:style-name="ro3">
          <table:table-cell office:value-type="string">
            <text:p>Atherosclerosis</text:p>
          </table:table-cell>
          <table:table-cell table:style-name="ce4" office:value-type="string">
            <text:p><text:span text:style-name="T1">Endothelial cell dysfunction </text:span><text:span text:style-name="T2">→ </text:span><text:span text:style-name="T1">macrophage and LDL accumulation </text:span><text:span text:style-name="T2">→ </text:span><text:span text:style-name="T1">foam cell</text:span></text:p>
          </table:table-cell>
        </table:table-row>
        <table:table-row table:style-name="ro3">
          <table:table-cell/>
          <table:table-cell table:style-name="ce4" office:value-type="string">
            <text:p><text:span text:style-name="T1">formation </text:span><text:span text:style-name="T2">→ </text:span><text:span text:style-name="T1">fatty streaks </text:span><text:span text:style-name="T2">→ </text:span><text:span text:style-name="T1">smooth muscle migration </text:span><text:span text:style-name="T2">→ </text:span><text:span text:style-name="T1">fibrous plaque </text:span><text:span text:style-name="T2">→ </text:span><text:span text:style-name="T1">complex</text:span></text:p>
          </table:table-cell>
        </table:table-row>
        <table:table-row table:style-name="ro1">
          <table:table-cell/>
          <table:table-cell office:value-type="string">
            <text:p>atheromas.</text:p>
          </table:table-cell>
        </table:table-row>
        <table:table-row table:style-name="ro1">
          <table:table-cell table:style-name="ce3" office:value-type="string">
            <text:p>Angina (CAD narrowing &gt; 75%):</text:p>
          </table:table-cell>
          <table:table-cell office:value-type="string">
            <text:p>Stable––mostly 2° to atherosclerosis (retrosternal chest pain with exertion) b. Prinzmetal’s variant––occurs at rest 2° to coronary artery spasm c. Unstable/crescendo––thrombosis but no necrosis (worsening chest pain)</text:p>
          </table:table-cell>
        </table:table-row>
        <table:table-row table:style-name="ro1">
          <table:table-cell table:style-name="ce3" office:value-type="string">
            <text:p>Chronic ischemic heart disease</text:p>
          </table:table-cell>
          <table:table-cell office:value-type="string">
            <text:p>progressive onset of CHF over many years due to chronic ischemic myocardial damage</text:p>
          </table:table-cell>
        </table:table-row>
        <table:table-row table:style-name="ro1">
          <table:table-cell table:style-name="ce3" office:value-type="string">
            <text:p>Red (hemorrhagic) infarct</text:p>
          </table:table-cell>
          <table:table-cell office:value-type="string">
            <text:p>loose tissues with collaterals, such as liver, lungs, intestine, or liver, or following reperfusion.</text:p>
          </table:table-cell>
        </table:table-row>
        <table:table-row table:style-name="ro1">
          <table:table-cell table:style-name="ce3" office:value-type="string">
            <text:p>Pale infarcts</text:p>
          </table:table-cell>
          <table:table-cell office:value-type="string">
            <text:p>occur in solid tissues with single blood supply, such as heart, kidney, and spleen.</text:p>
          </table:table-cell>
        </table:table-row>
        <table:table-row table:style-name="ro1">
          <table:table-cell office:value-type="string">
            <text:p>first day of MI </text:p>
          </table:table-cell>
          <table:table-cell table:style-name="ce15" office:value-type="string">
            <text:p>No visible change by light microscopy in first 2–4 hours</text:p>
          </table:table-cell>
        </table:table-row>
        <table:table-row table:style-name="ro1">
          <table:table-cell/>
          <table:table-cell table:style-name="ce15" office:value-type="string">
            <text:p>Coagulative necrosis; contraction bands visible after 4 hours. Release of contents of necrotic cells into bloodstream and the beginning of neutrophil emigration</text:p>
          </table:table-cell>
        </table:table-row>
        <table:table-row table:style-name="ro6">
          <table:table-cell office:value-type="string">
            <text:p>2 to 4 days </text:p>
          </table:table-cell>
          <table:table-cell table:style-name="ce16" office:value-type="string">
            <text:p><text:span text:style-name="T10">Risk for arrhythmia</text:span></text:p>
            <text:p><text:span text:style-name="T11">Tissue surrounding infarct shows acute inflammation</text:span></text:p>
            <text:p><text:span text:style-name="T11">Dilated vessels (hyperemia) Neutrophil emigration</text:span></text:p>
            <text:p><text:span text:style-name="T11">Muscle shows extensive coagulative necrosis</text:span></text:p>
          </table:table-cell>
        </table:table-row>
        <table:table-row table:style-name="ro1">
          <table:table-cell office:value-type="string">
            <text:p>5 to 10 days </text:p>
          </table:table-cell>
          <table:table-cell table:style-name="ce17" office:value-type="string">
            <text:p>Risk for free wall rupture</text:p>
          </table:table-cell>
        </table:table-row>
        <table:table-row table:style-name="ro1">
          <table:table-cell/>
          <table:table-cell table:style-name="ce15" office:value-type="string">
            <text:p>Outer zone (ingrowth of granulation tissue)</text:p>
          </table:table-cell>
        </table:table-row>
        <table:table-row table:style-name="ro1">
          <table:table-cell/>
          <table:table-cell table:style-name="ce15" office:value-type="string">
            <text:p>Macrophages Neutrophils</text:p>
          </table:table-cell>
        </table:table-row>
        <table:table-row table:style-name="ro1">
          <table:table-cell office:value-type="string">
            <text:p>7 weeks </text:p>
          </table:table-cell>
          <table:table-cell table:style-name="ce17" office:value-type="string">
            <text:p>Risk for ventricular aneurysm</text:p>
          </table:table-cell>
        </table:table-row>
        <table:table-row table:style-name="ro1">
          <table:table-cell/>
          <table:table-cell table:style-name="ce15" office:value-type="string">
            <text:p>Contracted scar complete</text:p>
          </table:table-cell>
        </table:table-row>
        <table:table-row table:style-name="ro5">
          <table:table-cell table:style-name="ce2" office:value-type="string">
            <text:p>Diagnosis of MI</text:p>
          </table:table-cell>
          <table:table-cell table:style-name="ce18" office:value-type="string">
            <text:p><text:span text:style-name="T1">In the first 6 hours, ECG is the gold standard. Cardiac troponin I rises after 4 hours and is elevated</text:span><text:span text:style-name="T1"><text:tab/></text:span><text:span text:style-name="T12">CK-MB</text:span></text:p>
          </table:table-cell>
        </table:table-row>
        <table:table-row table:style-name="ro1">
          <table:table-cell/>
          <table:table-cell office:value-type="string">
            <text:p>for 7–10 days; more specific than other protein</text:p>
          </table:table-cell>
        </table:table-row>
        <table:table-row table:style-name="ro1">
          <table:table-cell/>
          <table:table-cell office:value-type="string">
            <text:p>markers. CK-MB is predominantly found in myocardium but</text:p>
          </table:table-cell>
        </table:table-row>
        <table:table-row table:style-name="ro1">
          <table:table-cell/>
          <table:table-cell office:value-type="string">
            <text:p>can also be released from skeletal muscle. AST is nonspecific and can be found in cardiac, liver,</text:p>
          </table:table-cell>
        </table:table-row>
        <table:table-row table:style-name="ro1">
          <table:table-cell/>
          <table:table-cell office:value-type="string">
            <text:p>and skeletal muscle cells. ECG changes can include ST elevation (transmural</text:p>
          </table:table-cell>
        </table:table-row>
        <table:table-row table:style-name="ro1">
          <table:table-cell/>
          <table:table-cell office:value-type="string">
            <text:p>infarct), ST depression (subendocardial infarct),</text:p>
          </table:table-cell>
        </table:table-row>
        <table:table-row table:style-name="ro1">
          <table:table-cell/>
          <table:table-cell office:value-type="string">
            <text:p>and pathological Q waves (transmural infarct).</text:p>
          </table:table-cell>
        </table:table-row>
        <table:table-row table:style-name="ro1">
          <table:table-cell table:style-name="ce2" office:value-type="string">
            <text:p>MI complications</text:p>
          </table:table-cell>
          <table:table-cell office:value-type="string">
            <text:p>1. Cardiac arrhythmia––important cause of death before reaching hospital; common in first few days</text:p>
          </table:table-cell>
        </table:table-row>
        <table:table-row table:style-name="ro3">
          <table:table-cell/>
          <table:table-cell table:style-name="ce4" office:value-type="string">
            <text:p><text:span text:style-name="T1">2. LV failure and pulmonary edema 3. Cardiogenic shock (large infarct––high risk of mortality) 4. Ventricular free wall rupture </text:span><text:span text:style-name="T2">→ </text:span><text:span text:style-name="T1">cardiac tamponade; papillary muscle </text:span><text:span text:style-name="T2">→ </text:span><text:span text:style-name="T1">severe mitral</text:span></text:p>
          </table:table-cell>
        </table:table-row>
        <table:table-row table:style-name="ro3">
          <table:table-cell/>
          <table:table-cell table:style-name="ce4" office:value-type="string">
            <text:p><text:span text:style-name="T1">regurgitation; and interventricular septal rupture </text:span><text:span text:style-name="T2">→ </text:span><text:span text:style-name="T1">VSD 5. Aneurysm formation––</text:span><text:span text:style-name="T2">↓ </text:span><text:span text:style-name="T1">CO, risk of arrhythmia, embolus from mural thrombus 6. Fibrinous pericarditis––friction rub (3–5 days post-MI) 7. Dressler’s syndrome––autoimmune phenomenon resulting in fibrinous pericarditis</text:span></text:p>
          </table:table-cell>
        </table:table-row>
        <table:table-row table:style-name="ro1">
          <table:table-cell/>
          <table:table-cell office:value-type="string">
            <text:p>(several weeks post-MI)</text:p>
          </table:table-cell>
        </table:table-row>
        <table:table-row table:style-name="ro1">
          <table:table-cell office:value-type="string">
            <text:p>transmural infarcts </text:p>
          </table:table-cell>
          <table:table-cell table:style-name="Default" office:value-type="string">
            <text:p>increase necrosis, affects entire wall, ST elevation on ECG </text:p>
          </table:table-cell>
        </table:table-row>
        <table:table-row table:style-name="ro5">
          <table:table-cell office:value-type="string">
            <text:p>subendocardial infarcts </text:p>
          </table:table-cell>
          <table:table-cell table:style-name="Default" office:value-type="string">
            <text:p>ischemic necrosis of &lt;50% of ventricle wall, subendocardium especially vulnerable to ischemia, due to fewer collateral, higher pressure ST depression on ECG </text:p>
          </table:table-cell>
        </table:table-row>
        <table:table-row table:style-name="ro1">
          <table:table-cell table:style-name="ce3" office:value-type="string">
            <text:p>Dilated (congestive) cardiomyopathy</text:p>
          </table:table-cell>
          <table:table-cell office:value-type="string">
            <text:p>Most common cardiomyopathy (90% of cases). Etiologies include chronic Alcohol abuse, Beriberi, Coxsackie B virus myocarditis, chronic Cocaine use, Chagas’ disease, Doxorubicin toxicity, and peripartum cardiomyopathy.</text:p>
          </table:table-cell>
        </table:table-row>
        <table:table-row table:style-name="ro1">
          <table:table-cell/>
          <table:table-cell office:value-type="string">
            <text:p>Heart dilates and looks like a balloon on</text:p>
          </table:table-cell>
        </table:table-row>
        <table:table-row table:style-name="ro1">
          <table:table-cell/>
          <table:table-cell office:value-type="string">
            <text:p>chest x-ray.</text:p>
          </table:table-cell>
        </table:table-row>
        <table:table-row table:style-name="ro1">
          <table:table-cell table:style-name="ce3" office:value-type="string">
            <text:p>Restrictive/obliterative cardiomyopathy</text:p>
          </table:table-cell>
          <table:table-cell office:value-type="string">
            <text:p>Major causes include sarcoidosis, amyloidosis, postradiation fibrosis, endocardial fibroelastosis (thick fibroelastic tissue in endocardium of young children), Löffler’s syndrome (endomyocardial fibrosis with a prominent eosinophilic infiltrate), and hemochromatosis (dilated cardiomyopathy can also occur).</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F" svg:font-family="" style:font-family-generic="roman"/>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8">07/18/2010</text:date>, <text:time>22:29: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18T15:08:32</meta:creation-date>
    <dc:date>2010-07-18T22:29:35</dc:date>
    <dc:creator>nicole  tang</dc:creator>
    <meta:editing-duration>PT01H40M28S</meta:editing-duration>
    <meta:editing-cycles>5</meta:editing-cycles>
    <meta:generator>OpenOffice.org/3.2$Unix OpenOffice.org_project/320m18$Build-9502</meta:generator>
    <meta:document-statistic meta:table-count="4" meta:cell-count="262" meta:object-count="0"/>
  </office:meta>
</office:document-meta>
</file>